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Kayak Package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Camper</text:p>
          </table:table-cell>
          <table:table-cell office:value-type="float" office:value="550" calcext:value-type="float">
            <text:p>55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Yukon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moto single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niksi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jamis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jb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lanner </text:p>
          </table:table-cell>
          <table:table-cell table:number-columns-repeated="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bandsaw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formula="of:=SUM([.B2:.B12])" office:value-type="float" office:value="3845" calcext:value-type="float">
            <text:p>3845</text:p>
          </table:table-cell>
          <table:table-cell table:formula="of:=SUM([.C2:.C12])" office:value-type="float" office:value="3370" calcext:value-type="float">
            <text:p>337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C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9T06:41:19.733000000</meta:creation-date>
    <dc:date>2025-06-29T06:52:34.188000000</dc:date>
    <meta:editing-duration>PT11M15S</meta:editing-duration>
    <meta:editing-cycles>1</meta:editing-cycles>
    <meta:document-statistic meta:table-count="1" meta:cell-count="39" meta:object-count="0"/>
    <meta:generator>LibreOffice/7.5.1.2$Windows_X86_64 LibreOffice_project/fcbaee479e84c6cd81291587d2ee68cba099e129</meta:generator>
  </office:meta>
</office:document-meta>
</file>